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nux Biolinum G" svg:font-family="'Linux Biolinum G'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af99" officeooo:paragraph-rsid="001eaf99"/>
    </style:style>
    <style:style style:name="P2" style:family="paragraph" style:parent-style-name="Standard">
      <style:paragraph-properties fo:text-align="start" style:justify-single-word="false"/>
      <style:text-properties officeooo:rsid="001eaf99" officeooo:paragraph-rsid="001eaf99"/>
    </style:style>
    <style:style style:name="P3" style:family="paragraph" style:parent-style-name="Standard">
      <style:paragraph-properties fo:text-align="start" style:justify-single-word="false"/>
      <style:text-properties officeooo:rsid="001eaf99" officeooo:paragraph-rsid="001f85a0"/>
    </style:style>
    <style:style style:name="P4" style:family="paragraph" style:parent-style-name="Standard">
      <style:paragraph-properties fo:text-align="start" style:justify-single-word="false"/>
      <style:text-properties officeooo:rsid="001eaf99" officeooo:paragraph-rsid="0020e213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officeooo:rsid="0020e213" officeooo:paragraph-rsid="0020e213"/>
    </style:style>
    <style:style style:name="P6" style:family="paragraph" style:parent-style-name="Standard">
      <style:paragraph-properties fo:text-align="start" style:justify-single-word="false"/>
      <style:text-properties officeooo:rsid="0020e213" officeooo:paragraph-rsid="0020e213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1f85a0" officeooo:paragraph-rsid="001f85a0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officeooo:rsid="0022bfaa" officeooo:paragraph-rsid="0020e213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236fe6" officeooo:paragraph-rsid="00236fe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256a03" officeooo:paragraph-rsid="00256a0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256a03" officeooo:paragraph-rsid="0028bb6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256a03" officeooo:paragraph-rsid="002bc16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2aa587" officeooo:paragraph-rsid="0028bb6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2bc168" officeooo:paragraph-rsid="002bc16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tyle="italic" style:text-underline-style="solid" style:text-underline-width="auto" style:text-underline-color="font-color" fo:font-weight="bold" officeooo:rsid="00236fe6" officeooo:paragraph-rsid="00236fe6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tyle="italic" style:text-underline-style="solid" style:text-underline-width="auto" style:text-underline-color="font-color" fo:font-weight="bold" officeooo:rsid="00236fe6" officeooo:paragraph-rsid="002bc168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tyle="italic" style:text-underline-style="solid" style:text-underline-width="auto" style:text-underline-color="font-color" fo:font-weight="bold" officeooo:rsid="002474f9" officeooo:paragraph-rsid="002474f9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5pt" fo:font-weight="bold" officeooo:rsid="00236fe6" officeooo:paragraph-rsid="00236fe6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1eaf99" officeooo:paragraph-rsid="001eaf99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2bc168" officeooo:paragraph-rsid="002bc16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2bc168" officeooo:paragraph-rsid="0033c9c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2bc168" officeooo:paragraph-rsid="003535c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2bc168" officeooo:paragraph-rsid="0036774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weight="normal" officeooo:rsid="0033c9cb" officeooo:paragraph-rsid="002bc16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fo:font-size="15pt" fo:font-weight="bold" officeooo:rsid="00236fe6" officeooo:paragraph-rsid="00367740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1" fo:font-size="12pt" fo:font-weight="normal" officeooo:rsid="003535c0" officeooo:paragraph-rsid="00367740" style:font-name-asian="Liberation Serif1" style:font-size-asian="12pt" style:font-weight-asian="normal" style:font-name-complex="Liberation Serif1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1" fo:font-size="12pt" fo:font-weight="normal" officeooo:rsid="003959bf" officeooo:paragraph-rsid="003959bf" style:font-name-asian="Liberation Serif1" style:font-size-asian="12pt" style:font-weight-asian="normal" style:font-name-complex="Liberation Serif1" style:font-size-complex="12pt" style:font-weight-complex="normal"/>
    </style:style>
    <style:style style:name="T1" style:family="text">
      <style:text-properties officeooo:rsid="001f85a0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f85a0"/>
    </style:style>
    <style:style style:name="T4" style:family="text">
      <style:text-properties style:text-position="super 58%" officeooo:rsid="001fed06"/>
    </style:style>
    <style:style style:name="T5" style:family="text">
      <style:text-properties style:text-position="super 58%" officeooo:rsid="0026a638"/>
    </style:style>
    <style:style style:name="T6" style:family="text">
      <style:text-properties style:text-position="super 58%" style:font-name="Liberation Serif" officeooo:rsid="0028bb6a"/>
    </style:style>
    <style:style style:name="T7" style:family="text">
      <style:text-properties style:text-position="super 58%" style:font-name="Liberation Serif" officeooo:rsid="002ef4cd"/>
    </style:style>
    <style:style style:name="T8" style:family="text">
      <style:text-properties style:text-position="super 58%" officeooo:rsid="0037c447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1f85a0"/>
    </style:style>
    <style:style style:name="T11" style:family="text">
      <style:text-properties style:text-position="0% 100%" officeooo:rsid="001fed06"/>
    </style:style>
    <style:style style:name="T12" style:family="text">
      <style:text-properties style:text-position="0% 100%" officeooo:rsid="0033c9cb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1f85a0"/>
    </style:style>
    <style:style style:name="T15" style:family="text">
      <style:text-properties style:text-position="sub 58%" officeooo:rsid="002474f9"/>
    </style:style>
    <style:style style:name="T16" style:family="text">
      <style:text-properties style:text-position="sub 58%" officeooo:rsid="0026a638"/>
    </style:style>
    <style:style style:name="T17" style:family="text">
      <style:text-properties style:text-position="sub 58%" officeooo:rsid="002db06e"/>
    </style:style>
    <style:style style:name="T18" style:family="text">
      <style:text-properties style:text-position="sub 58%" style:font-name="Liberation Serif1" officeooo:rsid="002db06e" style:font-name-asian="Liberation Serif1" style:font-name-complex="Liberation Serif1"/>
    </style:style>
    <style:style style:name="T19" style:family="text">
      <style:text-properties style:text-position="sub 58%" style:font-name="Liberation Serif" officeooo:rsid="002db06e" style:font-name-asian="NSimSun" style:font-name-complex="Lucida Sans"/>
    </style:style>
    <style:style style:name="T20" style:family="text">
      <style:text-properties style:text-position="sub 58%" style:font-name="Liberation Serif" officeooo:rsid="003535c0"/>
    </style:style>
    <style:style style:name="T21" style:family="text">
      <style:text-properties style:text-position="sub 58%" officeooo:rsid="0033c9cb"/>
    </style:style>
    <style:style style:name="T22" style:family="text">
      <style:text-properties style:text-position="sub 58%" style:font-name="Liberation Serif1" officeooo:rsid="0033c9cb" style:font-name-asian="Liberation Serif1" style:font-name-complex="Liberation Serif1"/>
    </style:style>
    <style:style style:name="T23" style:family="text">
      <style:text-properties style:text-position="sub 58%" style:font-name="Liberation Serif1" officeooo:rsid="00367740" style:font-name-asian="Liberation Serif1" style:font-name-complex="Liberation Serif1"/>
    </style:style>
    <style:style style:name="T24" style:family="text">
      <style:text-properties style:text-position="sub 58%" style:font-name="Linux Biolinum G" style:font-name-asian="Linux Biolinum G" style:font-name-complex="Linux Biolinum G"/>
    </style:style>
    <style:style style:name="T25" style:family="text">
      <style:text-properties style:text-line-through-style="none" style:text-line-through-type="none" style:text-position="0% 100%" officeooo:rsid="0022bfaa"/>
    </style:style>
    <style:style style:name="T26" style:family="text">
      <style:text-properties officeooo:rsid="0020e213"/>
    </style:style>
    <style:style style:name="T27" style:family="text">
      <style:text-properties officeooo:rsid="002474f9"/>
    </style:style>
    <style:style style:name="T28" style:family="text">
      <style:text-properties officeooo:rsid="0026a638"/>
    </style:style>
    <style:style style:name="T29" style:family="text">
      <style:text-properties officeooo:rsid="00281e93"/>
    </style:style>
    <style:style style:name="T30" style:family="text">
      <style:text-properties style:font-name="Liberation Serif1" officeooo:rsid="0028bb6a"/>
    </style:style>
    <style:style style:name="T31" style:family="text">
      <style:text-properties style:font-name="Liberation Serif1" officeooo:rsid="002ef4cd"/>
    </style:style>
    <style:style style:name="T32" style:family="text">
      <style:text-properties style:font-name="Liberation Serif" officeooo:rsid="0028bb6a"/>
    </style:style>
    <style:style style:name="T33" style:family="text">
      <style:text-properties style:font-name="Liberation Serif" officeooo:rsid="002db06e" style:font-name-asian="NSimSun" style:font-name-complex="Lucida Sans"/>
    </style:style>
    <style:style style:name="T34" style:family="text">
      <style:text-properties style:font-name="Liberation Serif" officeooo:rsid="002ef4cd"/>
    </style:style>
    <style:style style:name="T35" style:family="text">
      <style:text-properties style:font-name="Liberation Serif" officeooo:rsid="005b42bd"/>
    </style:style>
    <style:style style:name="T36" style:family="text">
      <style:text-properties style:font-name="Liberation Serif" officeooo:rsid="003535c0"/>
    </style:style>
    <style:style style:name="T37" style:family="text">
      <style:text-properties style:font-name="Liberation Serif" officeooo:rsid="00367740"/>
    </style:style>
    <style:style style:name="T38" style:family="text">
      <style:text-properties officeooo:rsid="002c8f5e"/>
    </style:style>
    <style:style style:name="T39" style:family="text">
      <style:text-properties officeooo:rsid="0029f8b3"/>
    </style:style>
    <style:style style:name="T40" style:family="text">
      <style:text-properties officeooo:rsid="00426bc6"/>
    </style:style>
    <style:style style:name="T41" style:family="text">
      <style:text-properties officeooo:rsid="002bc168"/>
    </style:style>
    <style:style style:name="T42" style:family="text">
      <style:text-properties officeooo:rsid="002dc435"/>
    </style:style>
    <style:style style:name="T43" style:family="text">
      <style:text-properties officeooo:rsid="0040eb20"/>
    </style:style>
    <style:style style:name="T44" style:family="text">
      <style:text-properties officeooo:rsid="002db06e"/>
    </style:style>
    <style:style style:name="T45" style:family="text">
      <style:text-properties officeooo:rsid="002ef4cd"/>
    </style:style>
    <style:style style:name="T46" style:family="text">
      <style:text-properties officeooo:rsid="0032373d"/>
    </style:style>
    <style:style style:name="T47" style:family="text">
      <style:text-properties officeooo:rsid="0033c9cb"/>
    </style:style>
    <style:style style:name="T48" style:family="text">
      <style:text-properties style:font-name="Liberation Serif1" style:font-name-asian="Liberation Serif1" style:font-name-complex="Liberation Serif1"/>
    </style:style>
    <style:style style:name="T49" style:family="text">
      <style:text-properties style:font-name="Liberation Serif1" officeooo:rsid="0033c9cb" style:font-name-asian="Liberation Serif1" style:font-name-complex="Liberation Serif1"/>
    </style:style>
    <style:style style:name="T50" style:family="text">
      <style:text-properties style:font-name="Liberation Serif1" officeooo:rsid="003535c0" style:font-name-asian="Liberation Serif1" style:font-name-complex="Liberation Serif1"/>
    </style:style>
    <style:style style:name="T51" style:family="text">
      <style:text-properties style:font-name="Liberation Serif1" officeooo:rsid="00367740" style:font-name-asian="Liberation Serif1" style:font-name-complex="Liberation Serif1"/>
    </style:style>
    <style:style style:name="T52" style:family="text">
      <style:text-properties officeooo:rsid="003535c0"/>
    </style:style>
    <style:style style:name="T53" style:family="text">
      <style:text-properties officeooo:rsid="0037c447"/>
    </style:style>
    <style:style style:name="T54" style:family="text">
      <style:text-properties style:font-name="Linux Biolinum G" style:font-name-asian="Linux Biolinum G" style:font-name-complex="Linux Biolinum G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aire Analyse de donnée</text:p>
      <text:p text:style-name="P1"/>
      <text:p text:style-name="P19">Analyse de donnée Unidimensionnelle :</text:p>
      <text:p text:style-name="P2">-Moyenne arithmétique = <draw:frame draw:style-name="fr2" draw:name="Objet1" text:anchor-type="as-char" svg:y="-0.713cm" svg:width="1.998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-<text:span text:style-name="T1">Mode = x</text:span><text:span text:style-name="T3">*</text:span><text:span text:style-name="T10"> </text:span><text:span text:style-name="T12">ou</text:span><text:span text:style-name="T10"> x</text:span><text:span text:style-name="T14">m</text:span><text:span text:style-name="T10"> = la valeur la plus fréquente.</text:span></text:p>
      <text:p text:style-name="P7"/>
      <text:p text:style-name="P2"><text:span text:style-name="T10">-Médiane = Q</text:span><text:span text:style-name="T14">2 </text:span><text:span text:style-name="T10">:</text:span></text:p>
      <text:p text:style-name="P2"><text:span text:style-name="T10"><text:tab/><text:tab/>-Si n est impaire = </text:span><text:span text:style-name="T10"><draw:frame draw:style-name="fr2" draw:name="Objet2" text:anchor-type="as-char" svg:y="-0.536cm" svg:width="1.083cm" svg:height="0.84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><text:span text:style-name="T10"><text:tab/><text:tab/>-Si n est pair = </text:span><text:span text:style-name="T10"><draw:frame draw:style-name="fr2" draw:name="Objet3" text:anchor-type="as-char" svg:y="-0.706cm" svg:width="2.424cm" svg:height="1.085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text:span text:style-name="T10">-</text:span><text:span text:style-name="T11">Q1 et Q2 = les médianes des sous ensemble que sépare la médiane.</text:span></text:p>
      <text:p text:style-name="P2"><text:span text:style-name="T11">-La variance = s</text:span><text:span text:style-name="T4">2</text:span><text:span text:style-name="T11"> = </text:span><text:span text:style-name="T11"><draw:frame draw:style-name="fr2" draw:name="Objet4" text:anchor-type="as-char" svg:y="-0.713cm" svg:width="2.469cm" svg:height="1.139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1"><text:s/>et l’écart-type = s = </text:span><text:span text:style-name="T11"><draw:frame draw:style-name="fr2" draw:name="Objet5" text:anchor-type="as-char" svg:y="-0.48cm" svg:width="0.774cm" svg:height="0.57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"><text:span text:style-name="T11">-Coefficient de variance = cv = </text:span><text:span text:style-name="T11"><draw:frame draw:style-name="fr2" draw:name="Objet6" text:anchor-type="as-char" svg:y="-0.619cm" svg:width="0.663cm" svg:height="1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"><text:span text:style-name="T11">-Écart absolu moyen = </text:span><draw:frame draw:style-name="fr2" draw:name="Objet7" text:anchor-type="as-char" svg:y="-0.713cm" svg:width="2.743cm" svg:height="1.139cm" draw:z-index="6"><draw:object xlink:href="./Object 7" xlink:type="simple" xlink:show="embed" xlink:actuate="onLoad"/><draw:image xlink:href="./ObjectReplacements/Object 7" xlink:type="simple" xlink:show="embed" xlink:actuate="onLoad"/></draw:frame><text:s/></text:p>
      <text:p text:style-name="P4"><text:span text:style-name="T26">-Écart absolu médian = </text:span><text:span text:style-name="T26"><draw:frame draw:style-name="fr2" draw:name="Objet8" text:anchor-type="as-char" svg:y="-0.713cm" svg:width="3.053cm" svg:height="1.139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6">-Étendu = <text:s/>E = <draw:frame draw:style-name="fr2" draw:name="Objet9" text:anchor-type="as-char" svg:y="-0.377cm" svg:width="1.854cm" svg:height="0.557cm" draw:z-index="8"><draw:object xlink:href="./Object 9" xlink:type="simple" xlink:show="embed" xlink:actuate="onLoad"/><draw:image xlink:href="./ObjectReplacements/Object 9" xlink:type="simple" xlink:show="embed" xlink:actuate="onLoad"/></draw:frame><text:s/>avec x<text:span text:style-name="T13">(1)</text:span><text:span text:style-name="T9"> et x</text:span><text:span text:style-name="T13">(n)</text:span><text:span text:style-name="T9"> les plus petite et plus grande valeur</text:span></text:p>
      <text:p text:style-name="P5"><text:span text:style-name="T25">-Étendu Inter-Quartile = EIQ = </text:span><text:span text:style-name="T25"><draw:frame draw:style-name="fr2" draw:name="Objet10" text:anchor-type="as-char" svg:y="-0.379cm" svg:width="1.804cm" svg:height="0.534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"><text:span text:style-name="T25">-Épure = </text:span><text:span text:style-name="T25"><draw:frame draw:style-name="fr2" draw:name="Objet11" text:anchor-type="as-char" svg:y="-0.619cm" svg:width="4.401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8"/>
      <text:p text:style-name="P18">Analyse de donnée Bidimensionnelle :</text:p>
      <text:p text:style-name="P15">Deux variables quantitatives :</text:p>
      <text:p text:style-name="P9">-Covariance = s<text:span text:style-name="T2">2</text:span><text:span text:style-name="T13">xy</text:span> = <draw:frame draw:style-name="fr2" draw:name="Objet12" text:anchor-type="as-char" svg:y="-0.713cm" svg:width="3.757cm" svg:height="1.139cm" draw:z-index="11"><draw:object xlink:href="./Object 12" xlink:type="simple" xlink:show="embed" xlink:actuate="onLoad"/><draw:image xlink:href="./ObjectReplacements/Object 12" xlink:type="simple" xlink:show="embed" xlink:actuate="onLoad"/></draw:frame><text:s/></text:p>
      <text:p text:style-name="P9">-Coefficient de corrélation linéaire = r<text:span text:style-name="T13">xy </text:span>= <draw:frame draw:style-name="fr2" draw:name="Objet13" text:anchor-type="as-char" svg:y="-0.743cm" svg:width="2.819cm" svg:height="1.184cm" draw:z-index="12"><draw:object xlink:href="./Object 13" xlink:type="simple" xlink:show="embed" xlink:actuate="onLoad"/><draw:image xlink:href="./ObjectReplacements/Object 13" xlink:type="simple" xlink:show="embed" xlink:actuate="onLoad"/></draw:frame><text:s/><text:span text:style-name="T27">si x=y alors r</text:span><text:span text:style-name="T15">xx</text:span><text:span text:style-name="T27"> = 1</text:span></text:p>
      <text:p text:style-name="P9">-<text:span text:style-name="T27">Régression de Y par X (dans modèle affine, </text:span><text:span text:style-name="T27"><draw:frame draw:style-name="fr2" draw:name="Objet16" text:anchor-type="as-char" svg:y="-0.439cm" svg:width="2.067cm" svg:height="0.529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7">) :</text:span></text:p>
      <text:p text:style-name="P9"><text:tab/>-<draw:frame draw:style-name="fr2" draw:name="Objet14" text:anchor-type="as-char" svg:y="-0.743cm" svg:width="1.304cm" svg:height="1.244cm" draw:z-index="13"><draw:object xlink:href="./Object 14" xlink:type="simple" xlink:show="embed" xlink:actuate="onLoad"/><draw:image xlink:href="./ObjectReplacements/Object 14" xlink:type="simple" xlink:show="embed" xlink:actuate="onLoad"/></draw:frame> <text:span text:style-name="T27">et </text:span><text:span text:style-name="T27"><draw:frame draw:style-name="fr2" draw:name="Objet15" text:anchor-type="as-char" svg:y="-0.439cm" svg:width="2.129cm" svg:height="0.529cm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17">Une variable qualitative Y et une quantitative X :</text:p>
      <text:p text:style-name="P10">X -&gt; i = 1,n. Y -&gt; j = 1,m.</text:p>
      <text:p text:style-name="P10">-<text:span text:style-name="T28">Moyenne de X = </text:span><text:span text:style-name="T28"><draw:frame draw:style-name="fr2" draw:name="Objet17" text:anchor-type="as-char" svg:y="-0.377cm" svg:width="0.549cm" svg:height="0.531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28">et variance de X = s</text:span><text:span text:style-name="T5">2</text:span><text:span text:style-name="T16">j</text:span></text:p>
      <text:p text:style-name="P10">-<text:span text:style-name="T28">Moyenne globale </text:span><text:span text:style-name="T28"><draw:frame draw:style-name="fr2" draw:name="Objet18" text:anchor-type="as-char" svg:y="-0.713cm" svg:width="2.651cm" svg:height="1.139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0">-<text:span text:style-name="T29">Variance inter-modalité = </text:span><text:span text:style-name="T29"><draw:frame draw:style-name="fr2" draw:name="Objet20" text:anchor-type="as-char" svg:y="-0.713cm" svg:width="3.785cm" svg:height="1.139cm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0">-<text:span text:style-name="T29">Variance intra-modalité = </text:span><text:span text:style-name="T29"><draw:frame draw:style-name="fr2" draw:name="Objet21" text:anchor-type="as-char" svg:y="-0.713cm" svg:width="2.82cm" svg:height="1.139cm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0">-<text:span text:style-name="T28">Variance globale </text:span><text:span text:style-name="T28"><draw:frame draw:style-name="fr2" draw:name="Objet19" text:anchor-type="as-char" svg:y="-0.713cm" svg:width="7.303cm" svg:height="1.139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X dépend de Y si s<text:span text:style-name="T2">2</text:span><text:span text:style-name="T13">B </text:span><text:s/>est grand et s<text:span text:style-name="T2">2</text:span><text:span text:style-name="T13">W</text:span> est faible</text:p>
      <text:p text:style-name="P11"><text:soft-page-break/></text:p>
      <text:p text:style-name="P11">-<text:span text:style-name="T46">Formule des parts de variance</text:span><text:span text:style-name="T39"> = </text:span><text:span text:style-name="T39"><draw:frame draw:style-name="fr2" draw:name="Objet23" text:anchor-type="as-char" svg:y="-0.743cm" svg:width="2.725cm" svg:height="1.182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46">= 1</text:span></text:p>
      <text:p text:style-name="P11">-<text:span text:style-name="T29">Dépendance de X par Y = </text:span><text:span text:style-name="T30">η</text:span><text:span text:style-name="T32"> =</text:span><text:span text:style-name="T29"><draw:frame draw:style-name="fr2" draw:name="Objet22" text:anchor-type="as-char" svg:y="-0.743cm" svg:width="1.921cm" svg:height="1.182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29"> -&gt; </text:span><text:span text:style-name="T30">η</text:span><text:span text:style-name="T6">2</text:span><text:span text:style-name="T32"> =</text:span><text:span text:style-name="T29"> </text:span><text:span text:style-name="T38">% de responsabilité de Y de la variation de X</text:span></text:p>
      <text:p text:style-name="P12">-<text:span text:style-name="T41">S</text:span><text:span text:style-name="T38">tatistique de Fisher </text:span><text:span text:style-name="T41">= F</text:span><text:span text:style-name="T38"> = </text:span><text:span text:style-name="T38"><draw:frame draw:style-name="fr2" draw:name="Objet24" text:anchor-type="as-char" svg:y="-1.312cm" svg:width="1.549cm" svg:height="2.381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8"><text:s/></text:span><text:span text:style-name="T40">= ANOVA</text:span></text:p>
      <text:p text:style-name="P12">-<text:span text:style-name="T42">p-value = la probabilité d’avoir une valeur supérieure a F. </text:span><text:span text:style-name="T41">(</text:span><text:span text:style-name="T43">Si p &lt; 5 = Dépendant, si p &gt; 20 = Indépendant, sinon faut nuancer</text:span><text:span text:style-name="T41">).</text:span></text:p>
      <text:p text:style-name="P16">Deux variables <text:span text:style-name="T27">qualitative</text:span> :</text:p>
      <text:p text:style-name="P12">X -&gt; i = 1,<text:span text:style-name="T41">l</text:span>. Y -&gt; j = 1,<text:span text:style-name="T41">c</text:span>.</text:p>
      <text:p text:style-name="P14">-Table de contingence = N -&gt; [n<text:span text:style-name="T13">ij</text:span>] = <text:span text:style-name="T44">nbr d’individu ou les modalité i et j sont observer conjointement.</text:span></text:p>
      <text:p text:style-name="P14">-<text:span text:style-name="T44">Effectif marginaux = n</text:span><text:span text:style-name="T17">i</text:span><text:span text:style-name="T18">•</text:span><text:span text:style-name="T44"> =</text:span><text:span text:style-name="T44"><draw:frame draw:style-name="fr2" draw:name="Objet25" text:anchor-type="as-char" svg:y="-0.713cm" svg:width="1.134cm" svg:height="1.139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44"> et n</text:span><text:span text:style-name="T18">•</text:span><text:span text:style-name="T19">j </text:span><text:span text:style-name="T33">=</text:span><text:span text:style-name="T44"><draw:frame draw:style-name="fr2" draw:name="Objet26" text:anchor-type="as-char" svg:y="-0.713cm" svg:width="1.134cm" svg:height="1.139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4">-<text:span text:style-name="T44">Effectif total = n = </text:span><text:span text:style-name="T44"><draw:frame draw:style-name="fr2" draw:name="Objet27" text:anchor-type="as-char" svg:y="-0.713cm" svg:width="2.487cm" svg:height="1.139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1">-<text:span text:style-name="T47">Fréquence conjoint = n</text:span><text:span text:style-name="T21">ij</text:span><text:span text:style-name="T47">/n = (n</text:span><text:span text:style-name="T21">i</text:span><text:span text:style-name="T22">•</text:span><text:span text:style-name="T49">/n * n</text:span><text:span text:style-name="T22">•j</text:span><text:span text:style-name="T49">/n)</text:span></text:p>
      <text:p text:style-name="P21"><text:span text:style-name="T49">-Fréquence conditionnel = n</text:span><text:span text:style-name="T22">ij</text:span><text:span text:style-name="T49">/n</text:span><text:span text:style-name="T22">i•</text:span><text:span text:style-name="T49"> ou n</text:span><text:span text:style-name="T22">ij</text:span><text:span text:style-name="T49">/n</text:span><text:span text:style-name="T22">•j</text:span><text:span text:style-name="T49"> </text:span></text:p>
      <text:p text:style-name="P14">-<text:span text:style-name="T44">Table de contingence théorique = T -&gt; <text:s/>avec </text:span><text:span text:style-name="T44"><draw:frame draw:style-name="fr2" draw:name="Objet28" text:anchor-type="as-char" svg:y="-0.683cm" svg:width="2.02cm" svg:height="1.062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4">-<text:span text:style-name="T45">Mesure de la dépendance = </text:span><text:span text:style-name="T52">somme des écarts =</text:span><text:span text:style-name="T45"> </text:span><text:span text:style-name="T31">χ</text:span><text:span text:style-name="T7">2</text:span><text:span text:style-name="T34"> = </text:span><text:span text:style-name="T34"><draw:frame draw:style-name="fr2" draw:name="Objet29" text:anchor-type="as-char" svg:y="-0.743cm" svg:width="2.889cm" svg:height="1.184cm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2"><text:span text:style-name="T34">-</text:span><text:span text:style-name="T35">degrés de liberté = c-1 et l-1</text:span></text:p>
      <text:p text:style-name="P22"><text:span text:style-name="T35">-</text:span><text:span text:style-name="T36">profils-ligne = L = nuage de l point en dimension (c-1) = :</text:span></text:p>
      <text:p text:style-name="P22"><text:span text:style-name="T36"><text:tab/>-l</text:span><text:span text:style-name="T20">ij</text:span><text:span text:style-name="T36"> = n</text:span><text:span text:style-name="T20">ij</text:span><text:span text:style-name="T36">/n</text:span><text:span text:style-name="T20">i</text:span><text:span text:style-name="T22">•</text:span></text:p>
      <text:p text:style-name="P22"><text:span text:style-name="T22"><text:tab/></text:span><text:span text:style-name="T49">-</text:span><text:span text:style-name="T50">Somme des lignes = 1</text:span></text:p>
      <text:p text:style-name="P22"><text:span text:style-name="T50"><text:tab/>-bar <text:s/>l = la moyenne des colonnes</text:span></text:p>
      <text:p text:style-name="P23"><text:span text:style-name="T35">-</text:span><text:span text:style-name="T36">profils-</text:span><text:span text:style-name="T37">colonne</text:span><text:span text:style-name="T36"> = </text:span><text:span text:style-name="T37">C</text:span><text:span text:style-name="T36"> = nuage de </text:span><text:span text:style-name="T37">c</text:span><text:span text:style-name="T36"> point en dimension (</text:span><text:span text:style-name="T37">l</text:span><text:span text:style-name="T36">-1) = :</text:span></text:p>
      <text:p text:style-name="P23"><text:span text:style-name="T36"><text:tab/>-</text:span><text:span text:style-name="T37">c</text:span><text:span text:style-name="T20">ij</text:span><text:span text:style-name="T36"> = n</text:span><text:span text:style-name="T20">ij</text:span><text:span text:style-name="T36">/n</text:span><text:span text:style-name="T22">•</text:span><text:span text:style-name="T23">j</text:span></text:p>
      <text:p text:style-name="P23"><text:span text:style-name="T22"><text:tab/></text:span><text:span text:style-name="T49">-</text:span><text:span text:style-name="T50">Somme des lignes = 1</text:span></text:p>
      <text:p text:style-name="P23"><text:span text:style-name="T50"><text:tab/>-bar <text:s/></text:span><text:span text:style-name="T51">c </text:span><text:span text:style-name="T50">= la moyenne des colonnes</text:span></text:p>
      <text:p text:style-name="P23"><text:span text:style-name="T50"/></text:p>
      <text:p text:style-name="P25"><text:span text:style-name="T48">Analyse Multidimensionnelle de Données :</text:span></text:p>
      <text:p text:style-name="P26">-produit scalaire = &lt;<text:span text:style-name="T53">x,y&gt; = </text:span><text:span text:style-name="T8">t</text:span><text:span text:style-name="T53">xy = </text:span><text:span text:style-name="T53"><draw:frame draw:style-name="fr1" draw:name="Objet30" text:anchor-type="as-char" svg:y="-0.713cm" svg:width="1.773cm" svg:height="1.139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26">-<text:span text:style-name="T53">norme = ||x|| = </text:span><text:span text:style-name="T53"><draw:frame draw:style-name="fr1" draw:name="Objet31" text:anchor-type="as-char" svg:y="-0.415cm" svg:width="1.469cm" svg:height="0.524cm" draw:z-index="30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26">-<text:span text:style-name="T53">cos(x,y) = </text:span><text:span text:style-name="T53"><draw:frame draw:style-name="fr1" draw:name="Objet32" text:anchor-type="as-char" svg:y="-0.639cm" svg:width="1.515cm" svg:height="1.035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27">• données quantitatives : <text:s/>Minkowski = d<text:span text:style-name="T13">q</text:span>(x,y) = <draw:frame draw:style-name="fr1" draw:name="Objet33" text:anchor-type="as-char" svg:y="-0.727cm" svg:width="2.641cm" svg:height="1.154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7"><text:tab/>-Manhattan si q= 1</text:p>
      <text:p text:style-name="P27"><text:tab/>-euclidenne si q = 2 alors d<text:span text:style-name="T13">2</text:span><text:span text:style-name="T2">2 </text:span>= ||x-y||<text:span text:style-name="T2">2</text:span></text:p>
      <text:p text:style-name="P27"><text:tab/>-Chebychev si q –&gt; +<text:span text:style-name="T54">∞</text:span> alors d<text:span text:style-name="T24">∞</text:span><text:span text:style-name="T54">(x,y) = max</text:span><text:span text:style-name="T24">j=1,p</text:span><text:span text:style-name="T54"> |x</text:span><text:span text:style-name="T24">j – </text:span><text:span text:style-name="T54">y</text:span><text:span text:style-name="T24">j</text:span><text:span text:style-name="T54">|</text:span></text:p>
      <text:p text:style-name="P27"><text:span text:style-name="T54"><text:tab/>-cosinus d</text:span><text:span text:style-name="T24">cos</text:span><text:span text:style-name="T54">(x,y) = 1 – cos(x,y)</text:span></text:p>
      <text:p text:style-name="P24"><text:span text:style-name="T4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nux Biolinum G" svg:font-family="'Linux Biolinum G'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8T18:49:46.819000000</meta:creation-date>
    <dc:date>2023-05-03T13:01:01.953000000</dc:date>
    <meta:editing-duration>PT1H1M7S</meta:editing-duration>
    <meta:editing-cycles>6</meta:editing-cycles>
    <meta:generator>LibreOffice/7.1.1.2$Windows_X86_64 LibreOffice_project/fe0b08f4af1bacafe4c7ecc87ce55bb426164676</meta:generator>
    <meta:document-statistic meta:table-count="0" meta:image-count="0" meta:object-count="33" meta:page-count="2" meta:paragraph-count="60" meta:word-count="444" meta:character-count="2234" meta:non-whitespace-character-count="1798"/>
  </office:meta>
</office:document-meta>
</file>

<file path=Object 1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bar x = {1} over {n} sum from{i=1} to{n} x_i  </annotation>
  </semantics>
</math>
</file>

<file path=Object 10/content.xml><?xml version="1.0" encoding="utf-8"?>
<math xmlns="http://www.w3.org/1998/Math/MathML" display="block">
  <semantics>
    <mrow>
      <mo fence="true" form="prefix" stretchy="true">|</mo>
      <mrow>
        <mrow>
          <mrow>
            <msub>
              <mi>Q</mi>
              <mn>3</mn>
            </msub>
            <mo stretchy="false">−</mo>
            <mi>Q</mi>
          </mrow>
          <mn>1</mn>
        </mrow>
      </mrow>
      <mo fence="true" form="postfix" stretchy="true">|</mo>
    </mrow>
    <annotation encoding="StarMath 5.0">abs { Q_3 - Q1 }</annotation>
  </semantics>
</math>
</file>

<file path=Object 11/content.xml><?xml version="1.0" encoding="utf-8"?>
<math xmlns="http://www.w3.org/1998/Math/MathML" display="block">
  <semantics>
    <mrow>
      <mo fence="true" form="prefix" stretchy="false">[</mo>
      <mrow>
        <mrow>
          <mrow>
            <msub>
              <mi>Q</mi>
              <mn>1</mn>
            </msub>
            <mo stretchy="false">−</mo>
            <mfrac>
              <mn>3</mn>
              <mn>2</mn>
            </mfrac>
          </mrow>
          <mi mathvariant="italic">EIQ</mi>
          <mi>,</mi>
          <mrow>
            <msub>
              <mi>Q</mi>
              <mn>3</mn>
            </msub>
            <mo stretchy="false">+</mo>
            <mfrac>
              <mn>3</mn>
              <mn>2</mn>
            </mfrac>
          </mrow>
          <mi mathvariant="italic">EIQ</mi>
        </mrow>
      </mrow>
      <mo fence="true" form="postfix" stretchy="false">]</mo>
    </mrow>
    <annotation encoding="StarMath 5.0">[ Q_1 - 3 over 2EIQ, Q_3 + 3over2EIQ ]</annotation>
  </semantics>
</math>
</file>

<file path=Object 12/content.xml><?xml version="1.0" encoding="utf-8"?>
<math xmlns="http://www.w3.org/1998/Math/MathML" display="block">
  <semantics>
    <mrow>
      <mfrac>
        <mn>1</mn>
        <mi>n</mi>
      </mfrac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>
                  <mi>x</mi>
                  <mi>i</mi>
                </msub>
                <mo stretchy="false">∗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−</mo>
        <mrow>
          <mo fence="true" form="prefix" stretchy="false">(</mo>
          <mrow>
            <mrow>
              <mover accent="true">
                <mi>x</mi>
                <mo stretchy="false">¯</mo>
              </mover>
              <mo stretchy="false">∗</mo>
              <mover accent="true">
                <mi>y</mi>
                <mo stretchy="false">¯</mo>
              </mover>
            </mrow>
          </mrow>
          <mo fence="true" form="postfix" stretchy="false">)</mo>
        </mrow>
      </mrow>
    </mrow>
    <annotation encoding="StarMath 5.0">1 over n sum from i=1 to n (x_i * y_i) - (bar x * bar y)</annotation>
  </semantics>
</math>
</file>

<file path=Object 13/content.xml><?xml version="1.0" encoding="utf-8"?>
<math xmlns="http://www.w3.org/1998/Math/MathML" display="block">
  <semantics>
    <mrow>
      <mfrac>
        <msubsup>
          <mi>s</mi>
          <mi mathvariant="italic">xy</mi>
          <mn>2</mn>
        </msubsup>
        <mrow>
          <msub>
            <mi>s</mi>
            <mi>x</mi>
          </msub>
          <mo stretchy="false">∗</mo>
          <msub>
            <mi>s</mi>
            <mi>y</mi>
          </msub>
        </mrow>
      </mfrac>
      <mo stretchy="false">∈</mo>
      <mrow>
        <mo fence="true" form="prefix" stretchy="false">[</mo>
        <mrow>
          <mrow>
            <mrow>
              <mo stretchy="false">−</mo>
              <mn>1</mn>
            </mrow>
            <mi>;</mi>
            <mn>1</mn>
          </mrow>
        </mrow>
        <mo fence="true" form="postfix" stretchy="false">]</mo>
      </mrow>
    </mrow>
    <annotation encoding="StarMath 5.0">s^2_xy  over  {s_x * s_y}  in [ -1; 1 ] </annotation>
  </semantics>
</math>
</file>

<file path=Object 14/content.xml><?xml version="1.0" encoding="utf-8"?>
<math xmlns="http://www.w3.org/1998/Math/MathML" display="block">
  <semantics>
    <mrow>
      <mover accent="true">
        <mi>a</mi>
        <mo stretchy="false">^</mo>
      </mover>
      <mo stretchy="false">=</mo>
      <mfrac>
        <msubsup>
          <mi>s</mi>
          <mi mathvariant="italic">xy</mi>
          <mn>2</mn>
        </msubsup>
        <msubsup>
          <mi>s</mi>
          <mi>x</mi>
          <mn>2</mn>
        </msubsup>
      </mfrac>
    </mrow>
    <annotation encoding="StarMath 5.0">hat a = s^2_xy over s^2_x</annotation>
  </semantics>
</math>
</file>

<file path=Object 15/content.xml><?xml version="1.0" encoding="utf-8"?>
<math xmlns="http://www.w3.org/1998/Math/MathML" display="block">
  <semantics>
    <mrow>
      <mover accent="true">
        <mi>b</mi>
        <mo stretchy="false">^</mo>
      </mover>
      <mo stretchy="false">=</mo>
      <mrow>
        <mover accent="true">
          <mi>y</mi>
          <mo stretchy="false">¯</mo>
        </mover>
        <mo stretchy="false">−</mo>
        <mrow>
          <mover accent="true">
            <mi>a</mi>
            <mo stretchy="false">^</mo>
          </mover>
          <mo stretchy="false">∗</mo>
          <mover accent="true">
            <mi>x</mi>
            <mo stretchy="false">¯</mo>
          </mover>
        </mrow>
      </mrow>
    </mrow>
    <annotation encoding="StarMath 5.0">hat b = bar y - hat a * bar x</annotation>
  </semantics>
</math>
</file>

<file path=Object 16/content.xml><?xml version="1.0" encoding="utf-8"?>
<math xmlns="http://www.w3.org/1998/Math/MathML" display="block">
  <semantics>
    <mrow>
      <mi>y</mi>
      <mo stretchy="false">=</mo>
      <mrow>
        <mrow>
          <mover accent="true">
            <mi>a</mi>
            <mo stretchy="false">^</mo>
          </mover>
          <mo stretchy="false">∗</mo>
          <mi>x</mi>
        </mrow>
        <mo stretchy="false">+</mo>
        <mover accent="true">
          <mi>b</mi>
          <mo stretchy="false">^</mo>
        </mover>
      </mrow>
    </mrow>
    <annotation encoding="StarMath 5.0">y = hat a*x+ hat b</annotation>
  </semantics>
</math>
</file>

<file path=Object 17/content.xml><?xml version="1.0" encoding="utf-8"?>
<math xmlns="http://www.w3.org/1998/Math/MathML" display="block">
  <semantics>
    <mover accent="true">
      <msub>
        <mi>x</mi>
        <mi>j</mi>
      </msub>
      <mo stretchy="false">¯</mo>
    </mover>
    <annotation encoding="StarMath 5.0">bar x_j</annotation>
  </semantics>
</math>
</file>

<file path=Object 18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n>1</mn>
          <mi>n</mi>
        </mfrac>
      </mrow>
      <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n</mi>
            <mi>j</mi>
          </msub>
        </mrow>
        <mo stretchy="false">∗</mo>
        <mover accent="true">
          <msub>
            <mi>x</mi>
            <mi>j</mi>
          </msub>
          <mo stretchy="false">¯</mo>
        </mover>
      </mrow>
    </mrow>
    <annotation encoding="StarMath 5.0">bar x = 1 over n sum from j=1 to m n_j*bar x_j</annotation>
  </semantics>
</math>
</file>

<file path=Object 19/content.xml><?xml version="1.0" encoding="utf-8"?>
<math xmlns="http://www.w3.org/1998/Math/MathML" display="block">
  <semantics>
    <mrow>
      <mrow>
        <msup>
          <mi>s</mi>
          <mn>2</mn>
        </msup>
        <mo stretchy="false">=</mo>
        <mfrac>
          <mn>1</mn>
          <mi>n</mi>
        </mfrac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n</mi>
              <mi>j</mi>
            </msub>
          </mrow>
          <mo stretchy="false">∗</mo>
          <msup>
            <mrow>
              <mo fence="true" form="prefix" stretchy="false">(</mo>
              <mrow>
                <mrow>
                  <mover accent="true">
                    <msub>
                      <mi>x</mi>
                      <mi>j</mi>
                    </msub>
                    <mo stretchy="false">¯</mo>
                  </mover>
                  <mo stretchy="false">−</mo>
                  <mover accent="true">
                    <mi>x</mi>
                    <mo stretchy="false">¯</mo>
                  </mover>
                </mrow>
              </mrow>
              <mo fence="true" form="postfix" stretchy="false">)</mo>
            </mrow>
            <mn>2</mn>
          </msup>
        </mrow>
        <mo stretchy="false">+</mo>
        <mfrac>
          <mn>1</mn>
          <mi>n</mi>
        </mfrac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m</mi>
            </munderover>
            <msub>
              <mi>n</mi>
              <mi>j</mi>
            </msub>
          </mrow>
          <mo stretchy="false">∗</mo>
          <msubsup>
            <mi>s</mi>
            <mi>j</mi>
            <mn>2</mn>
          </msubsup>
        </mrow>
        <mo stretchy="false">=</mo>
        <mrow>
          <msubsup>
            <mi>s</mi>
            <mi>B</mi>
            <mn>2</mn>
          </msubsup>
          <mo stretchy="false">+</mo>
          <msubsup>
            <mi>s</mi>
            <mi>W</mi>
            <mn>2</mn>
          </msubsup>
        </mrow>
      </mrow>
    </mrow>
    <annotation encoding="StarMath 5.0">s^2 = 1 over n sum from j=1 to m n_j *( bar x_j - bar x )^2 + 1 over n sum from j=1 to m n_j*s^2_j = s^2_B + s^2_W</annotation>
  </semantics>
</math>
</file>

<file path=Object 2/content.xml><?xml version="1.0" encoding="utf-8"?>
<math xmlns="http://www.w3.org/1998/Math/MathML" display="block">
  <semantics>
    <msub>
      <mi>x</mi>
      <mrow>
        <mo fence="true" form="prefix" stretchy="false">(</mo>
        <mrow>
          <mfrac>
            <mrow>
              <mi>n</mi>
              <mo stretchy="false">+</mo>
              <mn>1</mn>
            </mrow>
            <mn>2</mn>
          </mfrac>
        </mrow>
        <mo fence="true" form="postfix" stretchy="false">)</mo>
      </mrow>
    </msub>
    <annotation encoding="StarMath 5.0">x_( {n+1} over 2 )</annotation>
  </semantics>
</math>
</file>

<file path=Object 20/content.xml><?xml version="1.0" encoding="utf-8"?>
<math xmlns="http://www.w3.org/1998/Math/MathML" display="block">
  <semantics>
    <mrow>
      <mrow>
        <msubsup>
          <mi>s</mi>
          <mi>B</mi>
          <mn>2</mn>
        </msubsup>
        <mo stretchy="false">=</mo>
        <mfrac>
          <mn>1</mn>
          <mi>n</mi>
        </mfrac>
      </mrow>
      <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n</mi>
            <mi>j</mi>
          </msub>
        </mrow>
        <mo stretchy="false">∗</mo>
        <msup>
          <mrow>
            <mo fence="true" form="prefix" stretchy="false">(</mo>
            <mrow>
              <mrow>
                <mover accent="true">
                  <msub>
                    <mi>x</mi>
                    <mi>j</mi>
                  </msub>
                  <mo stretchy="false">¯</mo>
                </mover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false">)</mo>
          </mrow>
          <mn>2</mn>
        </msup>
      </mrow>
    </mrow>
    <annotation encoding="StarMath 5.0">s^2_B = 1 over n sum from j=1 to m n_j*( bar x_j-bar x )^2</annotation>
  </semantics>
</math>
</file>

<file path=Object 21/content.xml><?xml version="1.0" encoding="utf-8"?>
<math xmlns="http://www.w3.org/1998/Math/MathML" display="block">
  <semantics>
    <mrow>
      <mrow>
        <msubsup>
          <mi>s</mi>
          <mi>W</mi>
          <mn>2</mn>
        </msubsup>
        <mo stretchy="false">=</mo>
        <mfrac>
          <mn>1</mn>
          <mi>n</mi>
        </mfrac>
      </mrow>
      <mrow>
        <mrow>
          <munderover>
            <mo stretchy="false">∑</mo>
            <mrow>
              <mi>j</mi>
              <mo stretchy="false">=</mo>
              <mn>1</mn>
            </mrow>
            <mi>m</mi>
          </munderover>
          <msub>
            <mi>n</mi>
            <mi>j</mi>
          </msub>
        </mrow>
        <mo stretchy="false">∗</mo>
        <msubsup>
          <mi>s</mi>
          <mi>j</mi>
          <mn>2</mn>
        </msubsup>
      </mrow>
    </mrow>
    <annotation encoding="StarMath 5.0">s^2_W = 1 over n sum from j=1 to m n_j*s^2_j</annotation>
  </semantics>
</math>
</file>

<file path=Object 22/content.xml><?xml version="1.0" encoding="utf-8"?>
<math xmlns="http://www.w3.org/1998/Math/MathML" display="block">
  <semantics>
    <mrow>
      <mfrac>
        <msubsup>
          <mi>s</mi>
          <mi>B</mi>
          <mn>2</mn>
        </msubsup>
        <msup>
          <mi>s</mi>
          <mn>2</mn>
        </msup>
      </mfrac>
      <mo stretchy="false">∈</mo>
      <mrow>
        <mo fence="true" form="prefix" stretchy="false">[</mo>
        <mrow>
          <mrow>
            <mn>0</mn>
            <mi>;</mi>
            <mn>1</mn>
          </mrow>
        </mrow>
        <mo fence="true" form="postfix" stretchy="false">]</mo>
      </mrow>
    </mrow>
    <annotation encoding="StarMath 5.0">s^2_B over s^2 in [ 0;1 ]</annotation>
  </semantics>
</math>
</file>

<file path=Object 23/content.xml><?xml version="1.0" encoding="utf-8"?>
<math xmlns="http://www.w3.org/1998/Math/MathML" display="block">
  <semantics>
    <mrow>
      <mrow>
        <mfrac>
          <msubsup>
            <mi>s</mi>
            <mi>B</mi>
            <mn>2</mn>
          </msubsup>
          <msup>
            <mi>s</mi>
            <mn>2</mn>
          </msup>
        </mfrac>
        <mo stretchy="false">+</mo>
        <mfrac>
          <msubsup>
            <mi>s</mi>
            <mi>W</mi>
            <mn>2</mn>
          </msubsup>
          <msup>
            <mi>s</mi>
            <mn>2</mn>
          </msup>
        </mfrac>
      </mrow>
      <mo stretchy="false">∈</mo>
      <mrow>
        <mo fence="true" form="prefix" stretchy="false">[</mo>
        <mrow>
          <mrow>
            <mn>0</mn>
            <mi>;</mi>
            <mn>1</mn>
          </mrow>
        </mrow>
        <mo fence="true" form="postfix" stretchy="false">]</mo>
      </mrow>
    </mrow>
    <annotation encoding="StarMath 5.0">s^2_B over s^2 + s^2_W over s^2 in [ 0;1 ]</annotation>
  </semantics>
</math>
</file>

<file path=Object 24/content.xml><?xml version="1.0" encoding="utf-8"?>
<math xmlns="http://www.w3.org/1998/Math/MathML" display="block">
  <semantics>
    <mfrac>
      <mfrac>
        <msubsup>
          <mi>s</mi>
          <mi>B</mi>
          <mn>2</mn>
        </msubsup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frac>
      <mfrac>
        <msubsup>
          <mi>s</mi>
          <mi>W</mi>
          <mn>2</mn>
        </msubsup>
        <mrow>
          <mo fence="true" form="prefix" stretchy="false">(</mo>
          <mrow>
            <mrow>
              <mi>n</mi>
              <mo stretchy="false">−</mo>
              <mi>m</mi>
            </mrow>
          </mrow>
          <mo fence="true" form="postfix" stretchy="false">)</mo>
        </mrow>
      </mfrac>
    </mfrac>
    <annotation encoding="StarMath 5.0">{ s^2_B over (n-1) } over { s^2_W over (n-m) }</annotation>
  </semantics>
</math>
</file>

<file path=Object 25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c</mi>
      </munderover>
      <msub>
        <mi>n</mi>
        <mi mathvariant="italic">ij</mi>
      </msub>
    </mrow>
    <annotation encoding="StarMath 5.0">sum from j=1 to c n_ij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l</mi>
      </munderover>
      <msub>
        <mi>n</mi>
        <mi mathvariant="italic">ij</mi>
      </msub>
    </mrow>
    <annotation encoding="StarMath 5.0">sum from i=1 to l n_ij</annotation>
  </semantics>
</math>
</file>

<file path=Object 2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l</mi>
        </munderover>
        <msub>
          <mi>n</mi>
          <mrow>
            <mi>i</mi>
            <mn>.</mn>
          </mrow>
        </msub>
      </mrow>
      <mo stretchy="false">=</mo>
      <mrow>
        <munderover>
          <mo stretchy="false">∑</mo>
          <mrow>
            <mi>j</mi>
            <mo stretchy="false">=</mo>
            <mn>1</mn>
          </mrow>
          <mi>c</mi>
        </munderover>
        <msub>
          <mi>n</mi>
          <mrow>
            <mn>.</mn>
            <mi>j</mi>
          </mrow>
        </msub>
      </mrow>
    </mrow>
    <annotation encoding="StarMath 5.0">sum from i=1 to l n_i. = sum from j=1 to c n_.j</annotation>
  </semantics>
</math>
</file>

<file path=Object 28/content.xml><?xml version="1.0" encoding="utf-8"?>
<math xmlns="http://www.w3.org/1998/Math/MathML" display="block">
  <semantics>
    <mrow>
      <msub>
        <mi>t</mi>
        <mi mathvariant="italic">ij</mi>
      </msub>
      <mo stretchy="false">=</mo>
      <mfrac>
        <mrow>
          <msub>
            <mi>n</mi>
            <mrow>
              <mi>i</mi>
              <mn>.</mn>
            </mrow>
          </msub>
          <mo stretchy="false">∗</mo>
          <msub>
            <mi>n</mi>
            <mrow>
              <mn>.</mn>
              <mi>j</mi>
            </mrow>
          </msub>
        </mrow>
        <mi>n</mi>
      </mfrac>
    </mrow>
    <annotation encoding="StarMath 5.0">t_ij = { n_i. * n_.j } over n</annotation>
  </semantics>
</math>
</file>

<file path=Object 2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l</mi>
        </munderover>
        <mrow>
          <munderover>
            <mo stretchy="false">∑</mo>
            <mrow>
              <mi>j</mi>
              <mo stretchy="false">=</mo>
              <mn>1</mn>
            </mrow>
            <mi>c</mi>
          </munderover>
          <mrow/>
        </mrow>
      </mrow>
      <mfrac>
        <msup>
          <mrow>
            <mo fence="true" form="prefix" stretchy="false">(</mo>
            <mrow>
              <mrow>
                <msub>
                  <mi>n</mi>
                  <mi mathvariant="italic">ij</mi>
                </msub>
                <mo stretchy="false">−</mo>
                <msub>
                  <mi>t</mi>
                  <mi mathvariant="italic">ij</mi>
                </msub>
              </mrow>
            </mrow>
            <mo fence="true" form="postfix" stretchy="false">)</mo>
          </mrow>
          <mn>2</mn>
        </msup>
        <msub>
          <mi>t</mi>
          <mi mathvariant="italic">ij</mi>
        </msub>
      </mfrac>
    </mrow>
    <annotation encoding="StarMath 5.0">sum from i=1 to l sum from j=1 to c {} {(n_ij - t_ij)^2} over {t_ij} </annotation>
  </semantics>
</math>
</file>

<file path=Object 3/content.xml><?xml version="1.0" encoding="utf-8"?>
<math xmlns="http://www.w3.org/1998/Math/MathML" display="block">
  <semantics>
    <mfrac>
      <mrow>
        <msub>
          <mi>x</mi>
          <mrow>
            <mo fence="true" form="prefix" stretchy="false">(</mo>
            <mrow>
              <mrow>
                <mi>n</mi>
                <mo stretchy="false">/</mo>
                <mn>2</mn>
              </mrow>
            </mrow>
            <mo fence="true" form="postfix" stretchy="false">)</mo>
          </mrow>
        </msub>
        <mo stretchy="false">+</mo>
        <msub>
          <mi>x</mi>
          <mrow>
            <mo fence="true" form="prefix" stretchy="false">(</mo>
            <mrow>
              <mrow>
                <mrow>
                  <mi>n</mi>
                  <mo stretchy="false">/</mo>
                  <mn>2</mn>
                </mrow>
                <mo stretchy="false">+</mo>
                <mn>1</mn>
              </mrow>
            </mrow>
            <mo fence="true" form="postfix" stretchy="false">)</mo>
          </mrow>
        </msub>
      </mrow>
      <mn>2</mn>
    </mfrac>
    <annotation encoding="StarMath 5.0">{ x_(n/2) + x_(n/2+1) } over 2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p</mi>
        </munderover>
        <msub>
          <mi>x</mi>
          <mi>j</mi>
        </msub>
      </mrow>
      <mo stretchy="false">∗</mo>
      <msub>
        <mi>y</mi>
        <mi>j</mi>
      </msub>
    </mrow>
    <annotation encoding="StarMath 5.0">sum from j=1 to p x_j*y_j</annotation>
  </semantics>
</math>
</file>

<file path=Object 31/content.xml><?xml version="1.0" encoding="utf-8"?>
<math xmlns="http://www.w3.org/1998/Math/MathML" display="block">
  <semantics>
    <msqrt>
      <mrow>
        <mo fence="true" form="prefix" stretchy="false">⟨</mo>
        <mrow>
          <mrow>
            <mi>x</mi>
            <mi>,</mi>
            <mi>x</mi>
          </mrow>
        </mrow>
        <mo fence="true" form="postfix" stretchy="false">⟩</mo>
      </mrow>
    </msqrt>
    <annotation encoding="StarMath 5.0">sqrt{ langle x,x rangle} </annotation>
  </semantics>
</math>
</file>

<file path=Object 32/content.xml><?xml version="1.0" encoding="utf-8"?>
<math xmlns="http://www.w3.org/1998/Math/MathML" display="block">
  <semantics>
    <mfrac>
      <mrow>
        <mo fence="true" form="prefix" stretchy="false">⟨</mo>
        <mrow>
          <mrow>
            <mi>x</mi>
            <mi>,</mi>
            <mi>y</mi>
          </mrow>
        </mrow>
        <mo fence="true" form="postfix" stretchy="false">⟩</mo>
      </mrow>
      <mrow>
        <mrow>
          <mo fence="true" form="prefix" stretchy="false">‖</mo>
          <mrow>
            <mi>x</mi>
          </mrow>
          <mo fence="true" form="postfix" stretchy="false">‖</mo>
        </mrow>
        <mrow>
          <mo fence="true" form="prefix" stretchy="false">‖</mo>
          <mrow>
            <mi>y</mi>
          </mrow>
          <mo fence="true" form="postfix" stretchy="false">‖</mo>
        </mrow>
      </mrow>
    </mfrac>
    <annotation encoding="StarMath 5.0">{langle x,y rangle} over { ldline x rdline ldline y rdline }</annotation>
  </semantics>
</math>
</file>

<file path=Object 33/content.xml><?xml version="1.0" encoding="utf-8"?>
<math xmlns="http://www.w3.org/1998/Math/MathML" display="block">
  <semantics>
    <msup>
      <mrow>
        <mo fence="true" form="prefix" stretchy="false">(</mo>
        <mrow>
          <mrow>
            <munderover>
              <mo stretchy="false">∑</mo>
              <mrow>
                <mi>j</mi>
                <mo stretchy="false">=</mo>
                <mn>1</mn>
              </mrow>
              <mi>p</mi>
            </munderover>
            <msup>
              <mrow>
                <mo fence="true" form="prefix" stretchy="false">|</mo>
                <mrow>
                  <mrow>
                    <msub>
                      <mi>x</mi>
                      <mi>j</mi>
                    </msub>
                    <mo stretchy="false">−</mo>
                    <msub>
                      <mi>y</mi>
                      <mi>j</mi>
                    </msub>
                  </mrow>
                </mrow>
                <mo fence="true" form="postfix" stretchy="false">|</mo>
              </mrow>
              <mi>q</mi>
            </msup>
          </mrow>
        </mrow>
        <mo fence="true" form="postfix" stretchy="false">)</mo>
      </mrow>
      <mfrac>
        <mn>1</mn>
        <mi>q</mi>
      </mfrac>
    </msup>
    <annotation encoding="StarMath 5.0">(sum from j=1 to p {lline x_j - y_j rline}^q)^{ 1 over q }</annotation>
  </semantics>
</math>
</file>

<file path=Object 4/content.xml><?xml version="1.0" encoding="utf-8"?>
<math xmlns="http://www.w3.org/1998/Math/MathML" display="block">
  <semantics>
    <mrow>
      <mfrac>
        <mn>1</mn>
        <mi>n</mi>
      </mfrac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x</mi>
            <mi>i</mi>
            <mn>2</mn>
          </msubsup>
        </mrow>
        <mo stretchy="false">−</mo>
        <msup>
          <mrow>
            <mo fence="true" form="prefix" stretchy="false">(</mo>
            <mrow>
              <mover accent="true">
                <mi>x</mi>
                <mo stretchy="false">¯</mo>
              </mover>
            </mrow>
            <mo fence="true" form="postfix" stretchy="false">)</mo>
          </mrow>
          <mn>2</mn>
        </msup>
      </mrow>
    </mrow>
    <annotation encoding="StarMath 5.0">1 over n sum from i=1 to n x^2_i - (bar x)^2</annotation>
  </semantics>
</math>
</file>

<file path=Object 5/content.xml><?xml version="1.0" encoding="utf-8"?>
<math xmlns="http://www.w3.org/1998/Math/MathML" display="block">
  <semantics>
    <msqrt>
      <msup>
        <mi>s</mi>
        <mn>2</mn>
      </msup>
    </msqrt>
    <annotation encoding="StarMath 5.0">sqrt{s^2} </annotation>
  </semantics>
</math>
</file>

<file path=Object 6/content.xml><?xml version="1.0" encoding="utf-8"?>
<math xmlns="http://www.w3.org/1998/Math/MathML" display="block">
  <semantics>
    <mfrac>
      <mi>s</mi>
      <mrow>
        <mo fence="true" form="prefix" stretchy="true">|</mo>
        <mrow>
          <mover accent="true">
            <mi>x</mi>
            <mo stretchy="false">¯</mo>
          </mover>
        </mrow>
        <mo fence="true" form="postfix" stretchy="true">|</mo>
      </mrow>
    </mfrac>
    <annotation encoding="StarMath 5.0">s over abs{bar x} </annotation>
  </semantics>
</math>
</file>

<file path=Object 7/content.xml><?xml version="1.0" encoding="utf-8"?>
<math xmlns="http://www.w3.org/1998/Math/MathML" display="block">
  <semantics>
    <mrow>
      <mrow>
        <mover accent="true">
          <mi>e</mi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true">|</mo>
          <mrow>
            <mrow>
              <msub>
                <mi>x</mi>
                <mi>i</mi>
              </msub>
              <mo stretchy="false">−</mo>
              <mover accent="true">
                <mi>x</mi>
                <mo stretchy="false">¯</mo>
              </mover>
            </mrow>
          </mrow>
          <mo fence="true" form="postfix" stretchy="true">|</mo>
        </mrow>
      </mrow>
    </mrow>
    <annotation encoding="StarMath 5.0">bar e = 1 over n sum from i=1 to n abs {x_i - bar x}</annotation>
  </semantics>
</math>
</file>

<file path=Object 8/content.xml><?xml version="1.0" encoding="utf-8"?>
<math xmlns="http://www.w3.org/1998/Math/MathML" display="block">
  <semantics>
    <mrow>
      <mrow>
        <mover accent="true">
          <mi>e</mi>
          <mo stretchy="false">~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true">|</mo>
          <mrow>
            <mrow>
              <msub>
                <mi>x</mi>
                <mi>i</mi>
              </msub>
              <mo stretchy="false">−</mo>
              <msub>
                <mi>Q</mi>
                <mn>2</mn>
              </msub>
            </mrow>
          </mrow>
          <mo fence="true" form="postfix" stretchy="true">|</mo>
        </mrow>
      </mrow>
    </mrow>
    <annotation encoding="StarMath 5.0">tilde e = 1 over n sum from i=1 to n abs { x_i - Q_2 } </annotation>
  </semantics>
</math>
</file>

<file path=Object 9/content.xml><?xml version="1.0" encoding="utf-8"?>
<math xmlns="http://www.w3.org/1998/Math/MathML" display="block">
  <semantics>
    <mrow>
      <mo fence="true" form="prefix" stretchy="true">|</mo>
      <mrow>
        <mrow>
          <msub>
            <mi>x</mi>
            <mrow>
              <mo fence="true" form="prefix" stretchy="false">(</mo>
              <mrow>
                <mi>n</mi>
              </mrow>
              <mo fence="true" form="postfix" stretchy="false">)</mo>
            </mrow>
          </msub>
          <mo stretchy="false">−</mo>
          <msub>
            <mi>x</mi>
            <mrow>
              <mo fence="true" form="prefix" stretchy="false">(</mo>
              <mrow>
                <mn>1</mn>
              </mrow>
              <mo fence="true" form="postfix" stretchy="false">)</mo>
            </mrow>
          </msub>
        </mrow>
      </mrow>
      <mo fence="true" form="postfix" stretchy="true">|</mo>
    </mrow>
    <annotation encoding="StarMath 5.0">abs { x_(n) - x_(1) }</annotation>
  </semantics>
</math>
</file>